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/>
    </style:style>
    <style:style style:name="P3" style:family="paragraph" style:parent-style-name="Standard" style:list-style-name="L1">
      <style:paragraph-properties fo:margin-left="0cm" fo:margin-right="0cm" fo:orphans="2" fo:widows="2" fo:text-indent="0cm" style:auto-text-indent="false"/>
      <style:text-properties style:font-name="Times New Roman"/>
    </style:style>
    <style:style style:name="P4" style:family="paragraph" style:parent-style-name="Standard" style:list-style-name="L2">
      <style:paragraph-properties fo:margin-left="0cm" fo:margin-right="0cm" fo:orphans="2" fo:widows="2" fo:text-indent="0cm" style:auto-text-indent="false"/>
      <style:text-properties style:font-name="Times New Roman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rpen your pencil:</text:p>
      <text:p text:style-name="P1">1.<text:tab/>not legal<text:tab/><text:tab/>7. <text:tab/>not legal</text:p>
      <text:list xml:id="list3562879352138234610" text:style-name="L1">
        <text:list-item>
          <text:p text:style-name="P3">not legal<text:tab/><text:tab/>8.<text:tab/>legal </text:p>
        </text:list-item>
        <text:list-item>
          <text:p text:style-name="P3">legal<text:tab/><text:tab/><text:tab/>9.<text:tab/>legal</text:p>
        </text:list-item>
      </text:list>
      <text:p text:style-name="P1">4.<text:tab/>legal<text:tab/><text:tab/><text:tab/>10.<text:tab/>legal</text:p>
      <text:p text:style-name="P1">5.<text:tab/>legal<text:tab/><text:tab/><text:tab/>11.<text:tab/>not legal</text:p>
      <text:list xml:id="list1713344941386123535" text:style-name="L2">
        <text:list-item>
          <text:p text:style-name="P4">legal<text:tab/><text:tab/><text:tab/>12.<text:tab/>not legal</text:p>
        </text:list-item>
      </text:list>
      <text:p text:style-name="P1"/>
      <text:p text:style-name="P1"/>
      <text:p text:style-name="P1">Sharpen your pencil:</text:p>
      <text:p text:style-name="P1">null</text:p>
      <text:p text:style-name="P1">pets[3] = pets[0];</text:p>
      <text:p text:style-name="P1"/>
      <text:p text:style-name="P1"/>
      <text:p text:style-name="P1">Be the compiler:</text:p>
      <text:p text:style-name="P1">A: de Book objecten zijn niet gemaakt </text:p>
      <text:p text:style-name="P1">B: werkt wel, maar loopt verkeerd door array</text:p>
      <text:p text:style-name="P1"/>
      <text:p text:style-name="P1">HeapQuiz</text:p>
      <text:p text:style-name="P1"/>
      <text:p text:style-name="P1">hq[0] = <text:s/>id=null</text:p>
      <text:p text:style-name="P1">hq[1] = <text:s/>id=1</text:p>
      <text:p text:style-name="P1">hq[2] = <text:s/>id=null</text:p>
      <text:p text:style-name="P1">hq[3] = <text:s/>id=2</text:p>
      <text:p text:style-name="P1">hq[4] = <text:s/>id=0</text:p>
      <text:p text:style-name="P1"/>
      <text:p text:style-name="P1"/>
      <text:p text:style-name="P1">Five minute mystery:</text:p>
      <text:p text:style-name="P1">Bij het tweede fragment zijn de contacten niet individueel te benader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02T07:41:37.41</meta:creation-date>
    <dc:date>2018-11-03T19:19:42</dc:date>
    <meta:editing-duration>PT11H27M32S</meta:editing-duration>
    <meta:editing-cycles>4</meta:editing-cycles>
    <meta:generator>OpenOffice/4.1.5$Win32 OpenOffice.org_project/415m1$Build-9789</meta:generator>
    <meta:document-statistic meta:table-count="0" meta:image-count="0" meta:object-count="0" meta:page-count="1" meta:paragraph-count="21" meta:word-count="87" meta:character-count="465"/>
  </office:meta>
</office:document-meta>
</file>